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1">
      <style:text-properties officeooo:rsid="000311f0" officeooo:paragraph-rsid="000311f0"/>
    </style:style>
    <style:style style:name="P2" style:family="paragraph" style:parent-style-name="Heading_20_1">
      <style:text-properties officeooo:rsid="000311f0" officeooo:paragraph-rsid="00066748"/>
    </style:style>
    <style:style style:name="P3" style:family="paragraph" style:parent-style-name="Preformatted_20_Text">
      <style:text-properties officeooo:paragraph-rsid="000311f0"/>
    </style:style>
    <style:style style:name="P4" style:family="paragraph" style:parent-style-name="Preformatted_20_Text">
      <style:text-properties officeooo:paragraph-rsid="0007b844"/>
    </style:style>
    <style:style style:name="P5" style:family="paragraph" style:parent-style-name="Text_20_body">
      <style:text-properties officeooo:rsid="000311f0" officeooo:paragraph-rsid="000311f0"/>
    </style:style>
    <style:style style:name="P6" style:family="paragraph" style:parent-style-name="Text_20_body">
      <style:text-properties officeooo:rsid="0003e569" officeooo:paragraph-rsid="0003e569"/>
    </style:style>
    <style:style style:name="P7" style:family="paragraph" style:parent-style-name="Text_20_body">
      <style:paragraph-properties fo:break-before="page"/>
      <style:text-properties officeooo:rsid="0003e569" officeooo:paragraph-rsid="0003e569"/>
    </style:style>
    <style:style style:name="P8" style:family="paragraph" style:parent-style-name="Text_20_body">
      <style:text-properties officeooo:rsid="00066748" officeooo:paragraph-rsid="00066748"/>
    </style:style>
    <style:style style:name="P9" style:family="paragraph" style:parent-style-name="Text_20_body">
      <style:text-properties officeooo:rsid="0008aabb" officeooo:paragraph-rsid="0008aabb"/>
    </style:style>
    <style:style style:name="P10" style:family="paragraph" style:parent-style-name="Title">
      <style:text-properties officeooo:rsid="000311f0" officeooo:paragraph-rsid="000311f0"/>
    </style:style>
    <style:style style:name="T1" style:family="text">
      <style:text-properties style:font-name="Liberation Sans" fo:font-size="28pt" fo:font-weight="bold" style:font-name-asian="Nimbus Sans" style:font-size-asian="28pt" style:font-weight-asian="bold" style:font-name-complex="FreeSans1" style:font-size-complex="28pt" style:font-weight-complex="bold"/>
    </style:style>
    <style:style style:name="T2" style:family="text">
      <style:text-properties officeooo:rsid="00066748"/>
    </style:style>
    <style:style style:name="T3" style:family="text">
      <style:text-properties officeooo:rsid="0007b8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aci<text:span text:style-name="T1">ón de entorno para OpenFraction</text:span></text:p>
      <text:h text:style-name="P1" text:outline-level="1">Entorno para desarrollo Blockchain</text:h>
      <text:p text:style-name="P5">En un sistema Debian/Ubuntu/Similar, corremos los siguientes comandos:</text:p>
      <text:p text:style-name="P3">kouta@koutarou-uy:~$ sudo apt install python3-pip</text:p>
      <text:p text:style-name="Preformatted_20_Text">kouta@koutarou-uy:~$ pip3 install --user pipx</text:p>
      <text:p text:style-name="Preformatted_20_Text">Collecting pipx</text:p>
      <text:p text:style-name="Preformatted_20_Text"><text:s text:c="2"/>Downloading pipx-1.0.0-py3-none-any.whl (54 kB)</text:p>
      <text:p text:style-name="Preformatted_20_Text"><text:s text:c="5"/>|████████████████████████████████| 54 kB 1.2 MB/s</text:p>
      <text:p text:style-name="Preformatted_20_Text">Collecting userpath&gt;=1.6.0</text:p>
      <text:p text:style-name="Preformatted_20_Text"><text:s text:c="2"/>Downloading userpath-1.8.0-py3-none-any.whl (9.0 kB)</text:p>
      <text:p text:style-name="Preformatted_20_Text">Collecting argcomplete&gt;=1.9.4</text:p>
      <text:p text:style-name="Preformatted_20_Text"><text:s text:c="2"/>Downloading argcomplete-2.0.0-py2.py3-none-any.whl (37 kB)</text:p>
      <text:p text:style-name="Preformatted_20_Text">Collecting packaging&gt;=20.0</text:p>
      <text:p text:style-name="Preformatted_20_Text"><text:s text:c="2"/>Downloading packaging-21.3-py3-none-any.whl (40 kB)</text:p>
      <text:p text:style-name="Preformatted_20_Text"><text:s text:c="5"/>|████████████████████████████████| 40 kB 5.7 MB/s</text:p>
      <text:p text:style-name="Preformatted_20_Text">Collecting pyparsing!=3.0.5,&gt;=2.0.2</text:p>
      <text:p text:style-name="Preformatted_20_Text"><text:s text:c="2"/>Downloading pyparsing-3.0.9-py3-none-any.whl (98 kB)</text:p>
      <text:p text:style-name="Preformatted_20_Text"><text:s text:c="5"/>|████████████████████████████████| 98 kB 5.3 MB/s</text:p>
      <text:p text:style-name="Preformatted_20_Text">Collecting click</text:p>
      <text:p text:style-name="Preformatted_20_Text"><text:s text:c="2"/>Downloading click-8.1.3-py3-none-any.whl (96 kB)</text:p>
      <text:p text:style-name="Preformatted_20_Text"><text:s text:c="5"/>|████████████████████████████████| 96 kB 6.0 MB/s</text:p>
      <text:p text:style-name="Preformatted_20_Text">Installing collected packages: pyparsing, click, userpath, packaging, argcomplete, pipx</text:p>
      <text:p text:style-name="Preformatted_20_Text">Successfully installed argcomplete-2.0.0 click-8.1.3 packaging-21.3 pipx-1.0.0 pyparsing-3.0.9 userpath-1.8.0</text:p>
      <text:p text:style-name="Preformatted_20_Text">kouta@koutarou-uy:~$ python3 -m pipx ensurepath</text:p>
      <text:p text:style-name="Preformatted_20_Text">/home/kouta/.local/bin is already in PATH.</text:p>
      <text:p text:style-name="Preformatted_20_Text"/>
      <text:p text:style-name="Preformatted_20_Text">⚠️ <text:s/>All pipx binary directories have been added to PATH. If you are sure you want to proceed, try again with the '--force' flag.</text:p>
      <text:p text:style-name="Preformatted_20_Text"/>
      <text:p text:style-name="Preformatted_20_Text">Otherwise pipx is ready to go! ✨ 🌟 ✨</text:p>
      <text:p text:style-name="P5"/>
      <text:p text:style-name="P5">Reiniciamos la terminal antes de proceder</text:p>
      <text:p text:style-name="Preformatted_20_Text">kouta@koutarou-uy:~$ pipx install eth-brownie</text:p>
      <text:p text:style-name="Preformatted_20_Text">⡿ installing eth-brownie</text:p>
      <text:p text:style-name="Preformatted_20_Text"><text:s text:c="2"/>installed package eth-brownie 1.18.2, installed using Python 3.9.2</text:p>
      <text:p text:style-name="Preformatted_20_Text"><text:s text:c="2"/>These apps are now globally available</text:p>
      <text:p text:style-name="Preformatted_20_Text"><text:s text:c="4"/>- brownie</text:p>
      <text:p text:style-name="Preformatted_20_Text">done! ✨ 🌟 ✨</text:p>
      <text:p text:style-name="Preformatted_20_Text"><text:a xlink:type="simple" xlink:href="mailto:kouta@koutarou-uy" text:style-name="Internet_20_link" text:visited-style-name="Visited_20_Internet_20_Link">kouta@koutarou-uy</text:a>:~$</text:p>
      <text:p text:style-name="Preformatted_20_Text">kouta@koutarou-uy:~$ sudo apt install npm</text:p>
      <text:p text:style-name="Preformatted_20_Text">[sudo] password for kouta:</text:p>
      <text:p text:style-name="Preformatted_20_Text">Reading package lists... Done</text:p>
      <text:p text:style-name="Preformatted_20_Text">Building dependency tree... Done</text:p>
      <text:p text:style-name="Preformatted_20_Text">Reading state information... Done</text:p>
      <text:p text:style-name="Preformatted_20_Text">The following additional packages will be installed:</text:p>
      <text:p text:style-name="Preformatted_20_Text">(mucha cosa acá)</text:p>
      <text:p text:style-name="Preformatted_20_Text"><text:soft-page-break/>kouta@koutarou-uy:~$ sudo npm install ganache --global</text:p>
      <text:p text:style-name="Preformatted_20_Text">added 29 packages, and audited 30 packages in 1m</text:p>
      <text:p text:style-name="Preformatted_20_Text">found 0 vulnerabilities</text:p>
      <text:p text:style-name="P6"/>
      <text:p text:style-name="P6">Ahora podemos proceder a descargar el repositorio:</text:p>
      <text:p text:style-name="Preformatted_20_Text">kouta@koutarou-uy:~$ git clone https://github.com/kouta-kun/openfraction</text:p>
      <text:p text:style-name="Preformatted_20_Text">Cloning into 'openfraction'...</text:p>
      <text:p text:style-name="Preformatted_20_Text">remote: Enumerating objects: 33, done.</text:p>
      <text:p text:style-name="Preformatted_20_Text">remote: Counting objects: 100% (33/33), done.</text:p>
      <text:p text:style-name="Preformatted_20_Text">remote: Compressing objects: 100% (31/31), done.</text:p>
      <text:p text:style-name="Preformatted_20_Text">remote: Total 33 (delta 1), reused 33 (delta 1), pack-reused 0</text:p>
      <text:p text:style-name="Preformatted_20_Text">Receiving objects: 100% (33/33), 360.57 KiB | 1.90 MiB/s, done.</text:p>
      <text:p text:style-name="Preformatted_20_Text">Resolving deltas: 100% (1/1), done.</text:p>
      <text:p text:style-name="Preformatted_20_Text">kouta@koutarou-uy:~$ cd openfraction/</text:p>
      <text:p text:style-name="Text_20_body"/>
      <text:p text:style-name="P6">Verificamos que Brownie pueda compilar el contrato:</text:p>
      <text:p text:style-name="Preformatted_20_Text">kouta@koutarou-uy:~/openfraction$ brownie compile</text:p>
      <text:p text:style-name="Preformatted_20_Text">Brownie v1.18.2 - Python development framework for Ethereum</text:p>
      <text:p text:style-name="Preformatted_20_Text"/>
      <text:p text:style-name="Preformatted_20_Text">1.79MiB [00:01, 1.13MiB/s]</text:p>
      <text:p text:style-name="Preformatted_20_Text">Downloading from https://solc-bin.ethereum.org/linux-amd64/solc-linux-amd64-v0.8.14+commit.80d49f37</text:p>
      <text:p text:style-name="Preformatted_20_Text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4.2M/14.2M [01:12&lt;00:00, 196kiB/s]</text:p>
      <text:p text:style-name="Preformatted_20_Text">Using solc version 0.8.14</text:p>
      <text:p text:style-name="Preformatted_20_Text">solc 0.8.14 successfully installed at: /home/kouta/.solcx/solc-v0.8.14</text:p>
      <text:p text:style-name="Preformatted_20_Text">Compiling contracts...</text:p>
      <text:p text:style-name="Preformatted_20_Text"><text:s text:c="2"/>Solc version: 0.8.14</text:p>
      <text:p text:style-name="Preformatted_20_Text"><text:s text:c="2"/>Optimizer: Enabled <text:s/>Runs: 200</text:p>
      <text:p text:style-name="Preformatted_20_Text"><text:s text:c="2"/>EVM Version: Istanbul</text:p>
      <text:p text:style-name="Preformatted_20_Text">Generating build data...</text:p>
      <text:p text:style-name="Preformatted_20_Text"><text:s/>- OpenZeppelin/openzeppelin-contracts@4.6.0/ERC20</text:p>
      <text:p text:style-name="Preformatted_20_Text"><text:s/>- OpenZeppelin/openzeppelin-contracts@4.6.0/IERC20</text:p>
      <text:p text:style-name="Preformatted_20_Text"><text:s/>- OpenZeppelin/openzeppelin-contracts@4.6.0/IERC20Metadata</text:p>
      <text:p text:style-name="Preformatted_20_Text"><text:s/>- OpenZeppelin/openzeppelin-contracts@4.6.0/ERC721</text:p>
      <text:p text:style-name="Preformatted_20_Text"><text:s/>- OpenZeppelin/openzeppelin-contracts@4.6.0/IERC721</text:p>
      <text:p text:style-name="Preformatted_20_Text"><text:s/>- OpenZeppelin/openzeppelin-contracts@4.6.0/IERC721Receiver</text:p>
      <text:p text:style-name="Preformatted_20_Text"><text:s/>- OpenZeppelin/openzeppelin-contracts@4.6.0/IERC721Metadata</text:p>
      <text:p text:style-name="Preformatted_20_Text"><text:s/>- OpenZeppelin/openzeppelin-contracts@4.6.0/Address</text:p>
      <text:p text:style-name="Preformatted_20_Text"><text:s/>- OpenZeppelin/openzeppelin-contracts@4.6.0/Context</text:p>
      <text:p text:style-name="Preformatted_20_Text"><text:s/>- OpenZeppelin/openzeppelin-contracts@4.6.0/Strings</text:p>
      <text:p text:style-name="Preformatted_20_Text"><text:s/>- OpenZeppelin/openzeppelin-contracts@4.6.0/ERC165</text:p>
      <text:p text:style-name="Preformatted_20_Text"><text:s/>- OpenZeppelin/openzeppelin-contracts@4.6.0/IERC165</text:p>
      <text:p text:style-name="Preformatted_20_Text"><text:s/>- OpenFraction</text:p>
      <text:p text:style-name="Preformatted_20_Text"><text:s/>- TestNFT</text:p>
      <text:p text:style-name="Preformatted_20_Text"/>
      <text:p text:style-name="Preformatted_20_Text">Project has been compiled. Build artifacts saved at /home/kouta/openfraction/build/contracts</text:p>
      <text:p text:style-name="P6"/>
      <text:p text:style-name="P7"/>
      <text:p text:style-name="P6">A este punto, ya tenemos el entorno de compilación disponible y funcionando. Podemos probar deployear un contrato en un nodo de prueba:</text:p>
      <text:p text:style-name="Preformatted_20_Text">kouta@koutarou-uy:~/openfraction$ brownie console</text:p>
      <text:p text:style-name="Preformatted_20_Text">Brownie v1.18.2 - Python development framework for Ethereum</text:p>
      <text:p text:style-name="Preformatted_20_Text"/>
      <text:p text:style-name="Preformatted_20_Text">OpenfractionProject is the active project.</text:p>
      <text:p text:style-name="Preformatted_20_Text"/>
      <text:p text:style-name="Preformatted_20_Text">Launching 'ganache-cli --chain.vmErrorsOnRPCResponse true --server.port 8545 --miner.blockGasLimit 12000000 --wallet.totalAccounts 10 --hardfork istanbul --wallet.mnemonic brownie'...</text:p>
      <text:p text:style-name="Preformatted_20_Text">Brownie environment is ready.</text:p>
      <text:p text:style-name="Preformatted_20_Text">&gt;&gt;&gt; OpenFraction.deploy(10, "NFT","NFT",{'from':accounts[0]})</text:p>
      <text:p text:style-name="Preformatted_20_Text">Transaction sent: 0x2550ee67ce618c39666a296be1dcba1999d9dbdabc49a0fb0b0cbac7399dcd7f</text:p>
      <text:p text:style-name="Preformatted_20_Text"><text:s text:c="2"/>Gas price: 0.0 gwei <text:s text:c="2"/>Gas limit: 12000000 <text:s text:c="2"/>Nonce: 0</text:p>
      <text:p text:style-name="Preformatted_20_Text"><text:s text:c="2"/>OpenFraction.constructor confirmed <text:s text:c="2"/>Block: 1 <text:s text:c="2"/>Gas used: 1309179 (10.91%)</text:p>
      <text:p text:style-name="Preformatted_20_Text"><text:s text:c="2"/>OpenFraction deployed at: 0x3194cBDC3dbcd3E11a07892e7bA5c3394048Cc87</text:p>
      <text:p text:style-name="Preformatted_20_Text"/>
      <text:p text:style-name="Preformatted_20_Text">&lt;OpenFraction Contract '0x3194cBDC3dbcd3E11a07892e7bA5c3394048Cc87'&gt;</text:p>
      <text:p text:style-name="Preformatted_20_Text">&gt;&gt;&gt; TestNFT.deploy({'from':accounts[0]})</text:p>
      <text:p text:style-name="Preformatted_20_Text">Transaction sent: 0x03cae194c2213fd61d0594bcacf13dfd435f37cda7f6f21d41ba5789853511ff</text:p>
      <text:p text:style-name="Preformatted_20_Text"><text:s text:c="2"/>Gas price: 0.0 gwei <text:s text:c="2"/>Gas limit: 12000000 <text:s text:c="2"/>Nonce: 1</text:p>
      <text:p text:style-name="Preformatted_20_Text"><text:s text:c="2"/>TestNFT.constructor confirmed <text:s text:c="2"/>Block: 2 <text:s text:c="2"/>Gas used: 1216930 (10.14%)</text:p>
      <text:p text:style-name="Preformatted_20_Text"><text:s text:c="2"/>TestNFT deployed at: 0x602C71e4DAC47a042Ee7f46E0aee17F94A3bA0B6</text:p>
      <text:p text:style-name="Preformatted_20_Text"/>
      <text:p text:style-name="Preformatted_20_Text">&lt;TestNFT Contract '0x602C71e4DAC47a042Ee7f46E0aee17F94A3bA0B6'&gt;</text:p>
      <text:p text:style-name="Preformatted_20_Text">&gt;&gt;&gt; TestNFT[0].mint(OpenFraction[0])</text:p>
      <text:p text:style-name="Preformatted_20_Text">Transaction sent: 0xb5a40f8a84266988275a22a448c637b1bce72b3f2b5060c40cccbf7c9e5029e8</text:p>
      <text:p text:style-name="Preformatted_20_Text"><text:s text:c="2"/>Gas price: 0.0 gwei <text:s text:c="2"/>Gas limit: 12000000 <text:s text:c="2"/>Nonce: 2</text:p>
      <text:p text:style-name="Preformatted_20_Text"><text:s text:c="2"/>TestNFT.mint confirmed <text:s text:c="2"/>Block: 3 <text:s text:c="2"/>Gas used: 135866 (1.13%)</text:p>
      <text:p text:style-name="Preformatted_20_Text"/>
      <text:p text:style-name="Preformatted_20_Text">&lt;Transaction '0xb5a40f8a84266988275a22a448c637b1bce72b3f2b5060c40cccbf7c9e5029e8'&gt;</text:p>
      <text:p text:style-name="Preformatted_20_Text">&gt;&gt;&gt; OpenFraction[0].nftCount()</text:p>
      <text:p text:style-name="Preformatted_20_Text">1</text:p>
      <text:p text:style-name="Preformatted_20_Text">&gt;&gt;&gt; OpenFraction[0].createVote(OpenFraction[0], TestNFT[0], 0, False)</text:p>
      <text:p text:style-name="Preformatted_20_Text">Transaction sent: 0x9412dac25256a2c01d60bee4f07ea22ccc75ff9ebd6d14095ce2ef69913b6f19</text:p>
      <text:p text:style-name="Preformatted_20_Text"><text:s text:c="2"/>Gas price: 0.0 gwei <text:s text:c="2"/>Gas limit: 12000000 <text:s text:c="2"/>Nonce: 3</text:p>
      <text:p text:style-name="Preformatted_20_Text"><text:s text:c="2"/>OpenFraction.createVote confirmed <text:s text:c="2"/>Block: 4 <text:s text:c="2"/>Gas used: 98950 (0.82%)</text:p>
      <text:p text:style-name="Preformatted_20_Text"/>
      <text:p text:style-name="Preformatted_20_Text">&lt;Transaction '0x9412dac25256a2c01d60bee4f07ea22ccc75ff9ebd6d14095ce2ef69913b6f19'&gt;</text:p>
      <text:p text:style-name="Preformatted_20_Text">&gt;&gt;&gt; OpenFraction[0].voteInfo(0)</text:p>
      <text:p text:style-name="Preformatted_20_Text">("0x3194cBDC3dbcd3E11a07892e7bA5c3394048Cc87", "0x602C71e4DAC47a042Ee7f46E0aee17F94A3bA0B6", 0, 0, False, False)</text:p>
      <text:p text:style-name="Preformatted_20_Text">&gt;&gt;&gt; OpenFraction[0].voteFor(0)</text:p>
      <text:p text:style-name="Preformatted_20_Text">Transaction sent: 0xcbee3fdb0a9fcec653842b6c06f6606b14dc195f3f3bf216cd5e2bb500377c80</text:p>
      <text:p text:style-name="Preformatted_20_Text"><text:s text:c="2"/>Gas price: 0.0 gwei <text:s text:c="2"/>Gas limit: 12000000 <text:s text:c="2"/>Nonce: 4</text:p>
      <text:p text:style-name="Preformatted_20_Text"><text:s text:c="2"/>OpenFraction.voteFor confirmed <text:s text:c="2"/>Block: 5 <text:s text:c="2"/>Gas used: 115088 (0.96%)</text:p>
      <text:p text:style-name="Preformatted_20_Text"/>
      <text:p text:style-name="Preformatted_20_Text">&lt;Transaction '0xcbee3fdb0a9fcec653842b6c06f6606b14dc195f3f3bf216cd5e2bb500377c80'&gt;</text:p>
      <text:p text:style-name="Preformatted_20_Text">&gt;&gt;&gt; OpenFraction[0].voteInfo(0)</text:p>
      <text:p text:style-name="Preformatted_20_Text">("0x3194cBDC3dbcd3E11a07892e7bA5c3394048Cc87", "0x602C71e4DAC47a042Ee7f46E0aee17F94A3bA0B6", 0, 10, True, False)</text:p>
      <text:p text:style-name="Preformatted_20_Text"><text:soft-page-break/>&gt;&gt;&gt; OpenFraction[0].nftCount()</text:p>
      <text:p text:style-name="Preformatted_20_Text">0</text:p>
      <text:p text:style-name="P6">Como creamos una transferencia que no utilizaría safeTransfer, el contrato ya no tiene conocimiento de su posesión. Sin embargo:</text:p>
      <text:p text:style-name="Preformatted_20_Text">&gt;&gt;&gt; TestNFT[0].balanceOf(OpenFraction[0])</text:p>
      <text:p text:style-name="Preformatted_20_Text">1</text:p>
      <text:p text:style-name="Text_20_body">vemos que aún lo posee.</text:p>
      <text:h text:style-name="P2" text:outline-level="1">Entorno para desarrollo <text:span text:style-name="T2">Frontend</text:span></text:h>
      <text:p text:style-name="P8">Debemos instalar node mediante los repositorios de nodesource debido a que Debian y Ubuntu distribuyen node 12 el cual es demasiado viejo para muchos paquetes de React.</text:p>
      <text:p text:style-name="Preformatted_20_Text">kouta@koutarou-uy:~/openfraction$ cd frontend/</text:p>
      <text:p text:style-name="Preformatted_20_Text">kouta@koutarou-uy:~/openfraction/frontend$ ls</text:p>
      <text:p text:style-name="Preformatted_20_Text">openfraction-frontend</text:p>
      <text:p text:style-name="Preformatted_20_Text">kouta@koutarou-uy:~/openfraction/frontend$ cd openfraction-frontend/</text:p>
      <text:p text:style-name="Preformatted_20_Text">kouta@koutarou-uy:~/openfraction/frontend/openfraction-frontend$ sudo su</text:p>
      <text:p text:style-name="Preformatted_20_Text">root@koutarou-uy:/home/kouta/openfraction/frontend/openfraction-frontend# curl -fsSL https://deb.nodesource.com/setup_18.x | bash -</text:p>
      <text:p text:style-name="Preformatted_20_Text"/>
      <text:p text:style-name="Preformatted_20_Text">## Installing the NodeSource Node.js 18.x repo…</text:p>
      <text:p text:style-name="Preformatted_20_Text">…</text:p>
      <text:p text:style-name="Preformatted_20_Text">root@koutarou-uy:/home/kouta/openfraction/frontend/openfraction-frontend# apt-get install -y nodejs</text:p>
      <text:p text:style-name="Preformatted_20_Text">Reading package lists... Done</text:p>
      <text:p text:style-name="Preformatted_20_Text">Building dependency tree... Done</text:p>
      <text:p text:style-name="Preformatted_20_Text">Reading state information... Done</text:p>
      <text:p text:style-name="Preformatted_20_Text">…</text:p>
      <text:p text:style-name="Preformatted_20_Text"><text:span text:style-name="T3">kouta</text:span>@koutarou-uy:<text:span text:style-name="T3">~</text:span>/openfraction/frontend/openfraction-frontend<text:span text:style-name="T3">$</text:span> npm install</text:p>
      <text:p text:style-name="Preformatted_20_Text">changed 1736 packages, and audited 1736 packages in 3m</text:p>
      <text:p text:style-name="P4"><text:span text:style-name="T3">kouta</text:span>@koutarou-uy:<text:span text:style-name="T3">~</text:span>/openfraction/frontend/openfraction-frontend<text:span text:style-name="T3">$</text:span> <text:span text:style-name="T3">HOST=0.0.0.0 </text:span>npm <text:span text:style-name="T3">start</text:span></text:p>
      <text:p text:style-name="P4"/>
      <text:p text:style-name="P4">&gt; openfraction-frontend@0.1.0 start</text:p>
      <text:p text:style-name="Preformatted_20_Text">&gt; react-scripts start</text:p>
      <text:p text:style-name="Preformatted_20_Text"/>
      <text:p text:style-name="Preformatted_20_Text">Compiled successfully!</text:p>
      <text:p text:style-name="Preformatted_20_Text"/>
      <text:p text:style-name="Preformatted_20_Text">You can now view openfraction-frontend in the browser.</text:p>
      <text:p text:style-name="Preformatted_20_Text"/>
      <text:p text:style-name="Preformatted_20_Text"><text:s text:c="2"/>Local: <text:s text:c="11"/>http://localhost:3000</text:p>
      <text:p text:style-name="Preformatted_20_Text"><text:s text:c="2"/>On Your Network: <text:s/>http://192.168.1.8:3000</text:p>
      <text:p text:style-name="Preformatted_20_Text"/>
      <text:p text:style-name="Preformatted_20_Text">Note that the development build is not optimized.</text:p>
      <text:p text:style-name="Preformatted_20_Text">To create a production build, use npm run build.</text:p>
      <text:p text:style-name="Preformatted_20_Text"/>
      <text:p text:style-name="Preformatted_20_Text">webpack compiled successfully</text:p>
      <text:p text:style-name="Preformatted_20_Text"/>
      <text:p text:style-name="P9">Ahora el servidor react está corriendo, podemos conectarnos y acceder a la webap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22:12:07.157913358</meta:creation-date>
    <dc:date>2022-05-25T22:54:01.179823503</dc:date>
    <meta:editing-duration>PT31M41S</meta:editing-duration>
    <meta:editing-cycles>5</meta:editing-cycles>
    <meta:generator>LibreOffice/7.3.1.3$Linux_X86_64 LibreOffice_project/30$Build-3</meta:generator>
    <meta:document-statistic meta:table-count="0" meta:image-count="0" meta:object-count="0" meta:page-count="4" meta:paragraph-count="156" meta:word-count="771" meta:character-count="8168" meta:non-whitespace-character-count="7420"/>
  </office:meta>
</office:document-meta>
</file>